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78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ffffff" draw:marker-start-width="0.3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lide_25_20Template-title">
      <style:graphic-properties draw:fill-color="#ffffff"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fill-color="#ffffff"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fill-color="#ffffff" draw:auto-grow-height="true" fo:min-height="4.5cm"/>
    </style:style>
    <style:style style:name="pr6" style:family="presentation" style:parent-style-name="Text_20_Master-outline1">
      <style:graphic-properties draw:fill-color="#ffffff" draw:auto-grow-height="true" fo:min-height="13.001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Image_20_Master_20_-_20_White_20_Title_20_Text-title">
      <style:graphic-properties draw:fill-color="#ffffff" draw:auto-grow-height="true" fo:min-height="3.507cm"/>
    </style:style>
    <style:style style:name="pr9" style:family="presentation" style:parent-style-name="Image_20_Master_20_-_20_White_20_Title_20_Text-notes">
      <style:graphic-properties draw:fill-color="#ffffff" draw:auto-grow-height="true" fo:min-height="12.573cm"/>
    </style:style>
    <style:style style:name="pr10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1.2cm" fo:margin-right="0cm" fo:text-align="center" text:enable-numbering="true" fo:text-indent="-0.9cm"/>
    </style:style>
    <style:style style:name="P4" style:family="paragraph">
      <style:paragraph-properties fo:margin-left="1.2cm" fo:margin-right="0cm" fo:text-indent="-0.9cm"/>
      <style:text-properties fo:font-size="28pt"/>
    </style:style>
    <style:style style:name="P5" style:family="paragraph">
      <style:paragraph-properties fo:margin-left="0cm" fo:margin-right="0cm" fo:text-align="center" fo:text-indent="0cm"/>
      <style:text-properties fo:color="#ffffff"/>
    </style:style>
    <style:style style:name="P6" style:family="paragraph">
      <style:paragraph-properties fo:margin-left="0cm" fo:margin-right="0cm" fo:text-align="center" fo:text-indent="0cm"/>
      <style:text-properties fo:color="#ffffff" fo:font-size="22pt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margin-left="0cm" fo:margin-right="0cm" fo:text-indent="0cm"/>
      <style:text-properties fo:color="#ff0000" fo:font-family="'Optima ExtraBlack'" fo:font-size="700pt" style:font-size-asian="700pt" style:font-size-complex="700pt"/>
    </style:style>
    <style:style style:name="T1" style:family="text">
      <style:text-properties fo:font-size="54pt"/>
    </style:style>
    <style:style style:name="T2" style:family="text">
      <style:text-properties fo:font-size="28pt"/>
    </style:style>
    <style:style style:name="T3" style:family="text">
      <style:text-properties fo:font-size="28pt" fo:font-weight="bold"/>
    </style:style>
    <style:style style:name="T4" style:family="text">
      <style:text-properties fo:color="#ffffff" fo:font-size="22pt"/>
    </style:style>
    <style:style style:name="T5" style:family="text">
      <style:text-properties fo:font-size="22pt"/>
    </style:style>
    <style:style style:name="T6" style:family="text">
      <style:text-properties fo:color="#ff0000" fo:font-family="'Optima ExtraBlack'" fo:font-size="700pt" style:font-size-asian="700pt" style:font-size-complex="70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 text:style-name="P1">OpenAgile<text:line-break/>Commun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1" draw:layer="layout" svg:width="25.199cm" svg:height="18.25cm" svg:x="1.4cm" svg:y="1.125cm" presentation:class="title" presentation:user-transformed="true">
          <draw:text-box>
            <text:p text:style-name="P1">Purpose of OpenAgile:<text:line-break/><text:span text:style-name="T1">To create an environment in which people are free to express their true nature and capacities to contribute to the betterment of their organiza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Master" presentation:presentation-page-layout-name="AL2T1">
        <office:forms form:automatic-focus="false" form:apply-design-mode="false"/>
        <draw:frame presentation:style-name="pr5" draw:text-style-name="P1" draw:layer="layout" svg:width="26cm" svg:height="4.5cm" svg:x="1cm" svg:y="1cm" presentation:class="title" presentation:user-transformed="true">
          <draw:text-box>
            <text:p text:style-name="P1">The Learning Manifesto</text:p>
          </draw:text-box>
        </draw:frame>
        <draw:frame presentation:style-name="pr6" draw:text-style-name="P4" draw:layer="layout" svg:width="26cm" svg:height="14.961cm" svg:x="1cm" svg:y="5.059cm" presentation:class="outline" presentation:user-transformed="true">
          <draw:text-box>
            <text:list text:style-name="L2">
              <text:list-item>
                <text:p text:style-name="P2"><text:span text:style-name="T2">Learning is the key that unlocks human capacity. The learning we want is:</text:span></text:p>
              </text:list-item>
            </text:list>
            <text:list text:style-name="L2">
              <text:list-item>
                <text:p text:style-name="P3"><text:span text:style-name="T3">Systematic</text:span><text:span text:style-name="T2"> vs. Ad Hoc</text:span></text:p>
              </text:list-item>
            </text:list>
            <text:list text:style-name="L2">
              <text:list-item>
                <text:p text:style-name="P3"><text:span text:style-name="T3">Deep</text:span><text:span text:style-name="T2"> vs. Shallow</text:span></text:p>
              </text:list-item>
            </text:list>
            <text:list text:style-name="L2">
              <text:list-item>
                <text:p text:style-name="P3"><text:span text:style-name="T3">Continuous</text:span><text:span text:style-name="T2"> vs. Sporadic</text:span></text:p>
              </text:list-item>
            </text:list>
            <text:list text:style-name="L2">
              <text:list-item>
                <text:p text:style-name="P3"><text:span text:style-name="T3">Applied</text:span><text:span text:style-name="T2"> vs. Theoretical</text:span></text:p>
              </text:list-item>
            </text:list>
            <text:list text:style-name="L2">
              <text:list-item>
                <text:p text:style-name="P3"><text:span text:style-name="T3">Shared</text:span><text:span text:style-name="T2"> vs. Hoarded</text:span></text:p>
              </text:list-item>
            </text:list>
            <text:list text:style-name="L2">
              <text:list-item>
                <text:p text:style-name="P2"><text:span text:style-name="T2">And in order to do learning with these qualities, we recognize that Truthfulness is the foundation and required for progress and succe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Image_20_Master_20_-_20_White_20_Title_20_Text" presentation:presentation-page-layout-name="AL1T19">
        <office:forms form:automatic-focus="false" form:apply-design-mode="false"/>
        <draw:frame presentation:style-name="pr8" draw:text-style-name="P5" draw:layer="layout" svg:width="25.199cm" svg:height="3.507cm" svg:x="1.4cm" svg:y="0.837cm" presentation:class="title" presentation:user-transformed="true">
          <draw:text-box>
            <text:p text:style-name="P5">Map of OpenAgile</text:p>
          </draw:text-box>
        </draw:frame>
        <draw:ellipse draw:style-name="gr2" draw:text-style-name="P6" draw:layer="layout" svg:width="6.5cm" svg:height="5.5cm" svg:x="9.2cm" svg:y="8cm">
          <text:p text:style-name="P5"><text:span text:style-name="T4">OpenAgile</text:span></text:p>
          <text:p text:style-name="P5"><text:span text:style-name="T4">Kernel</text:span></text:p>
        </draw:ellipse>
        <draw:frame draw:style-name="gr3" draw:text-style-name="P7" draw:layer="layout" svg:width="18.714cm" svg:height="0.984cm" svg:x="0.8cm" svg:y="5.5cm">
          <draw:text-box>
            <text:p text:style-name="P7">Garry Berteig <text:s text:c="10"/>Mishkin Berteig <text:s text:c="9"/>Berteig Consulting Inc.</text:p>
          </draw:text-box>
        </draw:frame>
        <draw:line draw:style-name="gr4" draw:text-style-name="P8" draw:layer="layout" svg:x1="5cm" svg:y1="6cm" svg:x2="6.5cm" svg:y2="6cm">
          <text:p text:style-name="P1"/>
        </draw:line>
        <draw:line draw:style-name="gr4" draw:text-style-name="P8" draw:layer="layout" svg:x1="11.2cm" svg:y1="6cm" svg:x2="12.7cm" svg:y2="6cm">
          <text:p text:style-name="P1"/>
        </draw:line>
        <draw:line draw:style-name="gr5" draw:text-style-name="P8" draw:layer="layout" svg:x1="15.5cm" svg:y1="6.5cm" svg:x2="12.5cm" svg:y2="9.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Image_20_Master_20_-_20_White_20_Title_20_Text" presentation:presentation-page-layout-name="AL1T19">
        <office:forms form:automatic-focus="false" form:apply-design-mode="false"/>
        <draw:frame presentation:style-name="pr8" draw:text-style-name="P5" draw:layer="layout" svg:width="25.199cm" svg:height="3.507cm" svg:x="1.4cm" svg:y="0.837cm" presentation:class="title" presentation:user-transformed="true">
          <draw:text-box>
            <text:p text:style-name="P5">Map of OpenAgile</text:p>
          </draw:text-box>
        </draw:frame>
        <draw:ellipse draw:style-name="gr2" draw:text-style-name="P5" draw:layer="layout" svg:width="13.5cm" svg:height="9cm" svg:x="5.7cm" svg:y="8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5">OpenAgile</text:span></text:p>
          <text:p text:style-name="P5"><text:span text:style-name="T5">Champions</text:span></text:p>
        </draw:ellipse>
        <draw:ellipse draw:style-name="gr2" draw:text-style-name="P6" draw:layer="layout" svg:width="6.5cm" svg:height="5.5cm" svg:x="9.2cm" svg:y="8cm">
          <text:p text:style-name="P5"><text:span text:style-name="T5">OpenAgile</text:span></text:p>
          <text:p text:style-name="P5"><text:span text:style-name="T5">Kernel</text:span></text:p>
        </draw:ellipse>
        <draw:frame draw:style-name="gr3" draw:text-style-name="P7" draw:layer="layout" svg:width="18.714cm" svg:height="0.984cm" svg:x="0.8cm" svg:y="5.5cm">
          <draw:text-box>
            <text:p text:style-name="P7">Garry Berteig <text:s text:c="10"/>Mishkin Berteig <text:s text:c="9"/>Berteig Consulting Inc.</text:p>
          </draw:text-box>
        </draw:frame>
        <draw:line draw:style-name="gr4" draw:text-style-name="P8" draw:layer="layout" svg:x1="5cm" svg:y1="6cm" svg:x2="6.5cm" svg:y2="6cm">
          <text:p text:style-name="P1"/>
        </draw:line>
        <draw:line draw:style-name="gr4" draw:text-style-name="P8" draw:layer="layout" svg:x1="11.2cm" svg:y1="6cm" svg:x2="12.7cm" svg:y2="6cm">
          <text:p text:style-name="P1"/>
        </draw:line>
        <draw:line draw:style-name="gr5" draw:text-style-name="P8" draw:layer="layout" svg:x1="15.5cm" svg:y1="6.5cm" svg:x2="12.5cm" svg:y2="9.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Image_20_Master_20_-_20_White_20_Title_20_Text" presentation:presentation-page-layout-name="AL1T19">
        <office:forms form:automatic-focus="false" form:apply-design-mode="false"/>
        <draw:frame presentation:style-name="pr8" draw:text-style-name="P5" draw:layer="layout" svg:width="25.199cm" svg:height="3.507cm" svg:x="1.4cm" svg:y="0.837cm" presentation:class="title" presentation:user-transformed="true">
          <draw:text-box>
            <text:p text:style-name="P5">Map of OpenAgile</text:p>
          </draw:text-box>
        </draw:frame>
        <draw:ellipse draw:style-name="gr2" draw:text-style-name="P5" draw:layer="layout" svg:width="22.5cm" svg:height="12.5cm" svg:x="1.3cm" svg:y="8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5">OpenAgile</text:span></text:p>
          <text:p text:style-name="P5"><text:span text:style-name="T5">Community</text:span></text:p>
        </draw:ellipse>
        <draw:ellipse draw:style-name="gr2" draw:text-style-name="P5" draw:layer="layout" svg:width="13.5cm" svg:height="9cm" svg:x="5.7cm" svg:y="8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5">OpenAgile</text:span></text:p>
          <text:p text:style-name="P5"><text:span text:style-name="T5">Champions</text:span></text:p>
        </draw:ellipse>
        <draw:ellipse draw:style-name="gr2" draw:text-style-name="P6" draw:layer="layout" svg:width="6.5cm" svg:height="5.5cm" svg:x="9.2cm" svg:y="8cm">
          <text:p text:style-name="P5"><text:span text:style-name="T5">OpenAgile</text:span></text:p>
          <text:p text:style-name="P5"><text:span text:style-name="T5">Kernel</text:span></text:p>
        </draw:ellipse>
        <draw:frame draw:style-name="gr3" draw:text-style-name="P7" draw:layer="layout" svg:width="18.714cm" svg:height="0.984cm" svg:x="0.8cm" svg:y="5.5cm">
          <draw:text-box>
            <text:p text:style-name="P7">Garry Berteig <text:s text:c="10"/>Mishkin Berteig <text:s text:c="9"/>Berteig Consulting Inc.</text:p>
          </draw:text-box>
        </draw:frame>
        <draw:line draw:style-name="gr4" draw:text-style-name="P8" draw:layer="layout" svg:x1="5cm" svg:y1="6cm" svg:x2="6.5cm" svg:y2="6cm">
          <text:p text:style-name="P1"/>
        </draw:line>
        <draw:line draw:style-name="gr4" draw:text-style-name="P8" draw:layer="layout" svg:x1="11.2cm" svg:y1="6cm" svg:x2="12.7cm" svg:y2="6cm">
          <text:p text:style-name="P1"/>
        </draw:line>
        <draw:line draw:style-name="gr5" draw:text-style-name="P8" draw:layer="layout" svg:x1="15.5cm" svg:y1="6.5cm" svg:x2="12.5cm" svg:y2="9.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Image_20_Master_20_-_20_White_20_Title_20_Text" presentation:presentation-page-layout-name="AL1T19">
        <office:forms form:automatic-focus="false" form:apply-design-mode="false"/>
        <draw:frame presentation:style-name="pr8" draw:text-style-name="P5" draw:layer="layout" svg:width="25.199cm" svg:height="3.507cm" svg:x="1.4cm" svg:y="0.837cm" presentation:class="title" presentation:user-transformed="true">
          <draw:text-box>
            <text:p text:style-name="P5">Map of OpenAgile</text:p>
          </draw:text-box>
        </draw:frame>
        <draw:ellipse draw:style-name="gr2" draw:text-style-name="P5" draw:layer="layout" svg:width="22.5cm" svg:height="12.5cm" svg:x="1.3cm" svg:y="8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5">OpenAgile</text:span></text:p>
          <text:p text:style-name="P5"><text:span text:style-name="T5">Community</text:span></text:p>
        </draw:ellipse>
        <draw:ellipse draw:style-name="gr2" draw:text-style-name="P5" draw:layer="layout" svg:width="13.5cm" svg:height="9cm" svg:x="5.7cm" svg:y="8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5">OpenAgile</text:span></text:p>
          <text:p text:style-name="P5"><text:span text:style-name="T5">Champions</text:span></text:p>
        </draw:ellipse>
        <draw:ellipse draw:style-name="gr2" draw:text-style-name="P6" draw:layer="layout" svg:width="6.5cm" svg:height="5.5cm" svg:x="9.2cm" svg:y="8cm">
          <text:p text:style-name="P5"><text:span text:style-name="T5">OpenAgile</text:span></text:p>
          <text:p text:style-name="P5"><text:span text:style-name="T5">Kernel</text:span></text:p>
        </draw:ellipse>
        <draw:frame draw:style-name="gr3" draw:text-style-name="P7" draw:layer="layout" svg:width="18.714cm" svg:height="0.984cm" svg:x="0.8cm" svg:y="5.5cm">
          <draw:text-box>
            <text:p text:style-name="P7">Garry Berteig <text:s text:c="10"/>Mishkin Berteig <text:s text:c="9"/>Berteig Consulting Inc.</text:p>
          </draw:text-box>
        </draw:frame>
        <draw:line draw:style-name="gr4" draw:text-style-name="P8" draw:layer="layout" svg:x1="5cm" svg:y1="6cm" svg:x2="6.5cm" svg:y2="6cm">
          <text:p text:style-name="P1"/>
        </draw:line>
        <draw:line draw:style-name="gr4" draw:text-style-name="P8" draw:layer="layout" svg:x1="11.2cm" svg:y1="6cm" svg:x2="12.7cm" svg:y2="6cm">
          <text:p text:style-name="P1"/>
        </draw:line>
        <draw:line draw:style-name="gr5" draw:text-style-name="P8" draw:layer="layout" svg:x1="15.5cm" svg:y1="6.5cm" svg:x2="12.5cm" svg:y2="9.5cm">
          <text:p text:style-name="P1"/>
        </draw:line>
        <draw:frame draw:style-name="gr3" draw:text-style-name="P7" draw:layer="layout" svg:width="4.833cm" svg:height="0.984cm" svg:x="10.167cm" svg:y="11.516cm">
          <draw:text-box>
            <text:p text:style-name="P7">OpenAgile.com</text:p>
          </draw:text-box>
        </draw:frame>
        <draw:frame draw:style-name="gr3" draw:text-style-name="P7" draw:layer="layout" svg:width="5.781cm" svg:height="0.984cm" svg:x="9.5cm" svg:y="13.516cm">
          <draw:text-box>
            <text:p text:style-name="P7">wiki.OpenAgile.or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Image_20_Master_20_-_20_Black_20_Title">
        <office:forms form:automatic-focus="false" form:apply-design-mode="false"/>
        <draw:frame draw:style-name="gr3" draw:text-style-name="P9" draw:layer="layout" svg:width="18.798cm" svg:height="31.095cm" svg:x="5.202cm" svg:y="-5.595cm">
          <draw:text-box>
            <text:p text:style-name="P1"><text:span text:style-name="T6">R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0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5f_25_5f_20Template-title" style:display-name="Slide_25_20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5f_25_5f_20Template-subtitle" style:display-name="Slide_25_20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5f_25_5f_20Template-outline1" style:display-name="Slide_25_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5f_20_5f_Master-title" style:display-name="Text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5f_20_5f_Master-subtitle" style:display-name="Text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5f_20_5f_Master-outline1" style:display-name="Text_20_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5f_20_5f_Master-title" style:display-name="Agenda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5f_20_5f_Master-subtitle" style:display-name="Agenda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5f_20_5f_Master-outline1" style:display-name="Agenda_20_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5f_20_5f_Master_5f_20_5f_-_5f_20_5f_White_5f_20_5f_Title_5f_20_5f_Text-title" style:display-name="Image_20_Master_20_-_20_White_20_Title_20_Tex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5f_20_5f_Master_5f_20_5f_-_5f_20_5f_White_5f_20_5f_Title_5f_20_5f_Text-subtitle" style:display-name="Image_20_Master_20_-_20_White_20_Title_20_Tex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5f_20_5f_Master_5f_20_5f_-_5f_20_5f_White_5f_20_5f_Title_5f_20_5f_Text-outline1" style:display-name="Image_20_Master_20_-_20_White_20_Title_20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5f_20_5f_Master_5f_20_5f_-_5f_20_5f_Black_5f_20_5f_Title-title" style:display-name="Image_20_Master_20_-_20_Black_20_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5f_20_5f_Master_5f_20_5f_-_5f_20_5f_Black_5f_20_5f_Title-subtitle" style:display-name="Image_20_Master_20_-_20_Black_20_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5f_20_5f_Master_5f_20_5f_-_5f_20_5f_Black_5f_20_5f_Title-outline1" style:display-name="Image_20_Master_20_-_20_Black_20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ffffff" fo:font-family="Optima" style:font-pitch="variable"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Optima" style:font-pitch="variable" fo:font-size="32pt" style:font-size-asian="32pt" style:font-size-complex="32pt"/>
    </style:style>
    <style:style style:name="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</style:handout-master>
    <style:master-page style:name="Slide_25_20Template" style:display-name="Slide%20Template" style:page-layout-name="PM1" draw:style-name="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pr1" draw:text-style-name="P4" draw:layer="backgroundobjects" svg:width="26cm" svg:height="2.5cm" svg:x="1cm" svg:y="18cm">
        <text:p text:style-name="P3"><text:span text:style-name="T2">OpenAgile.com</text:span></text:p>
        <text:p text:style-name="P3"><text:span text:style-name="T3">© Berteig Consulting Inc.</text:span></text:p>
      </draw:rect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pr8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9-09-22T14:12:11</meta:creation-date>
    <dc:date>2009-09-22T15:04:16</dc:date>
    <dc:language>en-CA</dc:language>
    <meta:editing-cycles>4</meta:editing-cycles>
    <meta:editing-duration>PT28M22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